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8fa1c" officeooo:paragraph-rsid="0048fa1c"/>
    </style:style>
    <style:style style:name="P2" style:family="paragraph" style:parent-style-name="Heading_20_1" style:master-page-name="Right_20_Page">
      <style:paragraph-properties style:page-number="auto"/>
      <style:text-properties officeooo:rsid="0048fa1c" officeooo:paragraph-rsid="0048fa1c"/>
    </style:style>
    <style:style style:name="P3" style:family="paragraph" style:parent-style-name="Heading_20_2">
      <style:text-properties officeooo:paragraph-rsid="0044b8fe"/>
    </style:style>
    <style:style style:name="P4" style:family="paragraph" style:parent-style-name="Heading_20_3">
      <style:text-properties officeooo:rsid="0048fa1c" officeooo:paragraph-rsid="0048fa1c"/>
    </style:style>
    <style:style style:name="P5" style:family="paragraph" style:parent-style-name="Heading_20_3">
      <style:paragraph-properties fo:margin-top="0.199cm" fo:margin-bottom="0.199cm" loext:contextual-spacing="false"/>
    </style:style>
    <style:style style:name="P6" style:family="paragraph" style:parent-style-name="Heading_20_3">
      <style:paragraph-properties fo:margin-top="0.101cm" fo:margin-bottom="0.101cm" loext:contextual-spac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Quartermaster’s Stores</text:h>
      <text:p text:style-name="P3">(Traditional)</text:p>
      <text:p text:style-name="P4">[CHORUS]</text:p>
      <text:p text:style-name="P1"><text:s text:c="3"/>G <text:s text:c="13"/>C</text:p>
      <text:p text:style-name="P1">My eyes are dim I cannot see</text:p>
      <text:p text:style-name="P1"><text:s text:c="2"/>A <text:s text:c="17"/>D</text:p>
      <text:p text:style-name="P1">I have not bought my specs with me</text:p>
      <text:p text:style-name="P1"><text:s text:c="2"/>G <text:s text:c="7"/>C <text:s text:c="9"/>G <text:s text:c="4"/>D <text:s text:c="3"/>G</text:p>
      <text:p text:style-name="P1">I have not brought my specs with me</text:p>
      <text:p text:style-name="Heading_20_3">[VERSE 1]</text:p>
      <text:p text:style-name="P1">G</text:p>
      <text:p text:style-name="P1">There was cheese cheese wafting on the breeze</text:p>
      <text:p text:style-name="P1"><text:s text:c="8"/>D <text:s text:c="11"/>G <text:s/></text:p>
      <text:p text:style-name="P1">In the stores in the stores</text:p>
      <text:p text:style-name="P1"/>
      <text:p text:style-name="P1">There was ham ham mixed up with the jam</text:p>
      <text:p text:style-name="P1"><text:s text:c="7"/>D <text:s text:c="14"/>G</text:p>
      <text:p text:style-name="P1">In the Quartermaster’s Stores</text:p>
      <text:p text:style-name="Heading_20_3">[CHORUS]</text:p>
      <text:p text:style-name="P1"><text:s text:c="3"/>G <text:s text:c="13"/>C</text:p>
      <text:p text:style-name="P1">My eyes are dim I cannot see</text:p>
      <text:p text:style-name="P1"><text:s text:c="2"/>A <text:s text:c="17"/>D</text:p>
      <text:p text:style-name="P1">I have not bought my specs with me</text:p>
      <text:p text:style-name="P1"><text:s text:c="2"/>G <text:s text:c="7"/>C <text:s text:c="9"/>G <text:s text:c="4"/>D <text:s text:c="3"/>G</text:p>
      <text:p text:style-name="P1">I have not brought my specs with me</text:p>
      <text:p text:style-name="Heading_20_3">[VERSE 2]</text:p>
      <text:p text:style-name="P1">G</text:p>
      <text:p text:style-name="P1">There was bread bread just like lumps of lead</text:p>
      <text:p text:style-name="P1"><text:s text:c="7"/>D <text:s text:c="12"/>G</text:p>
      <text:p text:style-name="P1">In the stores in the stores</text:p>
      <text:p text:style-name="P1"/>
      <text:p text:style-name="P1">There were buns buns and bullets for the guns</text:p>
      <text:p text:style-name="P1"><text:s text:c="7"/>D <text:s text:c="14"/>G</text:p>
      <text:p text:style-name="P1">In the Quartermaster’s Stores</text:p>
      <text:p text:style-name="Heading_20_3"><text:soft-page-break/>[CHORUS]</text:p>
      <text:p text:style-name="P1"><text:s text:c="3"/>G <text:s text:c="13"/>C</text:p>
      <text:p text:style-name="P1">My eyes are dim I cannot see</text:p>
      <text:p text:style-name="P1"><text:s text:c="2"/>A <text:s text:c="17"/>D</text:p>
      <text:p text:style-name="P1">I have not bought my specs with me</text:p>
      <text:p text:style-name="P1"><text:s text:c="2"/>G <text:s text:c="7"/>C <text:s text:c="9"/>G <text:s text:c="4"/>D <text:s text:c="3"/>G</text:p>
      <text:p text:style-name="P1">I have not brought my specs with me</text:p>
      <text:p text:style-name="Heading_20_3">[VERSE 3]</text:p>
      <text:p text:style-name="P1">G</text:p>
      <text:p text:style-name="P1">There were mice mice eating up the rice</text:p>
      <text:p text:style-name="P1"><text:s text:c="7"/>D <text:s text:c="12"/>G</text:p>
      <text:p text:style-name="P1">In the stores in the stores</text:p>
      <text:p text:style-name="P1"/>
      <text:p text:style-name="P1">There were rats rats big as blooming cats</text:p>
      <text:p text:style-name="P1"><text:s text:c="7"/>D <text:s text:c="14"/>G</text:p>
      <text:p text:style-name="P1">In the Quartermaster’s Stores</text:p>
      <text:p text:style-name="Heading_20_3">[CHORUS]</text:p>
      <text:p text:style-name="P1"><text:s text:c="3"/>G <text:s text:c="13"/>C</text:p>
      <text:p text:style-name="P1">My eyes are dim I cannot see</text:p>
      <text:p text:style-name="P1"><text:s text:c="2"/>A <text:s text:c="17"/>D</text:p>
      <text:p text:style-name="P1">I have not bought my specs with me</text:p>
      <text:p text:style-name="P1"><text:s text:c="2"/>G <text:s text:c="7"/>C <text:s text:c="9"/>G <text:s text:c="4"/>D <text:s text:c="3"/>G</text:p>
      <text:p text:style-name="P1">I have not brought my specs with me</text:p>
      <text:p text:style-name="Heading_20_3">[VERSE 4]</text:p>
      <text:p text:style-name="P1">G</text:p>
      <text:p text:style-name="P1">There is meat meat meat you couldn’t eat</text:p>
      <text:p text:style-name="P1"><text:s text:c="7"/>D <text:s text:c="12"/>G</text:p>
      <text:p text:style-name="P1">In the stores in the stores</text:p>
      <text:p text:style-name="P1"/>
      <text:p text:style-name="P1">There were eggs eggs nearly growing legs</text:p>
      <text:p text:style-name="P1"><text:s text:c="7"/>D <text:s text:c="14"/>G</text:p>
      <text:p text:style-name="P1">In the Quartermaster’s Stores</text:p>
      <text:p text:style-name="Heading_20_3">[CHORUS]</text:p>
      <text:p text:style-name="P1"><text:s text:c="3"/>G <text:s text:c="13"/>C</text:p>
      <text:p text:style-name="P1">My eyes are dim I cannot see</text:p>
      <text:p text:style-name="P1"><text:soft-page-break/><text:s text:c="2"/>A <text:s text:c="17"/>D</text:p>
      <text:p text:style-name="P1">I have not bought my specs with me</text:p>
      <text:p text:style-name="P1"><text:s text:c="2"/>G <text:s text:c="7"/>C <text:s text:c="9"/>G <text:s text:c="4"/>D <text:s text:c="3"/>G</text:p>
      <text:p text:style-name="P1">I have not brought my specs with me</text:p>
      <text:p text:style-name="Heading_20_3">[VERSE 5]</text:p>
      <text:p text:style-name="P1">G</text:p>
      <text:p text:style-name="P1">There is beer beer that you can’t get near</text:p>
      <text:p text:style-name="P1"><text:s text:c="7"/>D <text:s text:c="12"/>G</text:p>
      <text:p text:style-name="P1">In the stores in the stores</text:p>
      <text:p text:style-name="P1"/>
      <text:p text:style-name="P1">There is rum rum for the general’s tum</text:p>
      <text:p text:style-name="P1"><text:s text:c="7"/>D <text:s text:c="14"/>G</text:p>
      <text:p text:style-name="P1">In the Quartermaster’s Stores</text:p>
      <text:p text:style-name="P5">[CHORUS]</text:p>
      <text:p text:style-name="P1"><text:s text:c="3"/>G <text:s text:c="13"/>C</text:p>
      <text:p text:style-name="P1">My eyes are dim I cannot see</text:p>
      <text:p text:style-name="P1"><text:s text:c="2"/>A <text:s text:c="17"/>D</text:p>
      <text:p text:style-name="P1">I have not bought my specs with me</text:p>
      <text:p text:style-name="P1"><text:s text:c="2"/>G <text:s text:c="7"/>C <text:s text:c="9"/>G <text:s text:c="4"/>D <text:s text:c="3"/>G</text:p>
      <text:p text:style-name="P1">I have not brought my specs with me</text:p>
      <text:p text:style-name="P5">[VERSE 6]</text:p>
      <text:p text:style-name="P1">G</text:p>
      <text:p text:style-name="P1">There was cake cake cake you couldn’t break</text:p>
      <text:p text:style-name="P1"><text:s text:c="7"/>D <text:s text:c="12"/>G</text:p>
      <text:p text:style-name="P1">In the stores in the stores</text:p>
      <text:p text:style-name="P1"/>
      <text:p text:style-name="P1">There were flies flies feeding on the pies</text:p>
      <text:p text:style-name="P1"><text:s text:c="7"/>D <text:s text:c="14"/>G</text:p>
      <text:p text:style-name="P1">In the Quartermaster’s Stores</text:p>
      <text:p text:style-name="P6">[CHORUS]</text:p>
      <text:p text:style-name="P1"><text:s text:c="3"/>G <text:s text:c="13"/>C</text:p>
      <text:p text:style-name="P1">My eyes are dim I cannot see</text:p>
      <text:p text:style-name="P1"><text:s text:c="2"/>A <text:s text:c="17"/>D</text:p>
      <text:p text:style-name="P1">I have not bought my specs with me</text:p>
      <text:p text:style-name="P1"><text:s text:c="2"/>G <text:s text:c="7"/>C <text:s text:c="9"/>G <text:s text:c="4"/>D <text:s text:c="3"/>G</text:p>
      <text:p text:style-name="P1">I have not brought my specs with 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24M48S</meta:editing-duration>
    <meta:editing-cycles>54</meta:editing-cycles>
    <meta:generator>LibreOffice/5.2.7.2$Linux_X86_64 LibreOffice_project/20m0$Build-2</meta:generator>
    <dc:title>Lyrics + Chords</dc:title>
    <dc:date>2017-10-14T08:04:22.255951593</dc:date>
    <meta:print-date>2017-04-03T12:23:29.985893000</meta:print-date>
    <meta:document-statistic meta:table-count="0" meta:image-count="0" meta:object-count="0" meta:page-count="3" meta:paragraph-count="99" meta:word-count="435" meta:character-count="2468" meta:non-whitespace-character-count="147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